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5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373cm"/>
    </style:style>
    <style:style style:name="co6" style:family="table-column">
      <style:table-column-properties fo:break-before="auto" style:column-width="6.033cm"/>
    </style:style>
    <style:style style:name="co8" style:family="table-column">
      <style:table-column-properties fo:break-before="auto" style:column-width="11.06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4cm" fo:break-before="auto" style:use-optimal-row-height="true"/>
    </style:style>
    <style:style style:name="ro3" style:family="table-row">
      <style:table-row-properties style:row-height="3.877cm" fo:break-before="auto" style:use-optimal-row-height="true"/>
    </style:style>
    <style:style style:name="ro5" style:family="table-row">
      <style:table-row-properties style:row-height="1.961cm" fo:break-before="auto" style:use-optimal-row-height="true"/>
    </style:style>
    <style:style style:name="ro6" style:family="table-row">
      <style:table-row-properties style:row-height="2.439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name-asian="Droid Sans" style:font-size-asian="12pt" style:font-name-complex="FreeSans" style:font-size-complex="12pt"/>
    </style:style>
  </office:automatic-styles>
  <office:body>
    <office:spreadsheet>
      <table:table table:name="Planilha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7" table:number-columns-repeated="1016" table:default-cell-style-name="ce1"/>
        <table:table-row table:style-name="ro2">
          <table:table-cell/>
          <table:table-cell office:value-type="string">
            <text:p>Tempo Histórico</text:p>
          </table:table-cell>
          <table:table-cell office:value-type="string">
            <text:p>Ideia principal</text:p>
          </table:table-cell>
          <table:table-cell office:value-type="string">
            <text:p>O papel do professor</text:p>
          </table:table-cell>
          <table:table-cell office:value-type="string">
            <text:p>Quem é o aluno e o seu papel</text:p>
          </table:table-cell>
          <table:table-cell office:value-type="string">
            <text:p>Ensino(recursos/ensino- aprendizagem/professor-aluno)</text:p>
          </table:table-cell>
          <table:table-cell office:value-type="string">
            <text:p>Representantes da tendência</text:p>
          </table:table-cell>
          <table:table-cell office:value-type="string">
            <text:p>Aspectos ou pontos positivos</text:p>
          </table:table-cell>
          <table:table-cell table:number-columns-repeated="1016"/>
        </table:table-row>
        <table:table-row table:style-name="ro3">
          <table:table-cell office:value-type="string">
            <text:p>Pedagogia Tradicional</text:p>
          </table:table-cell>
          <table:table-cell office:value-type="string">
            <text:p>- século XIII</text:p>
            <text:p>- despotismo esclarecido</text:p>
            <text:p>- escola pública, gratuita e obrigatória</text:p>
            <text:p>- princípios iluministas</text:p>
          </table:table-cell>
          <table:table-cell office:value-type="string">
            <text:p>- transmissão de conhecimento não participativo</text:p>
            <text:p>- aprendizagem através da memorização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Pedagogia Renovada Progressivista</text:p>
          </table:table-cell>
          <table:table-cell/>
          <table:table-cell office:value-type="string">
            <text:p>- aprendizagem na prática</text:p>
            <text:p>- condução da aprendizagem pelo aluno</text:p>
            <text:p>- posição social</text:p>
          </table:table-cell>
          <table:table-cell table:number-columns-repeated="1021"/>
        </table:table-row>
        <table:table-row table:style-name="ro6">
          <table:table-cell table:style-name="ce2" office:value-type="string">
            <text:p>Pedagogia Renovada Não-Diretiva</text:p>
          </table:table-cell>
          <table:table-cell/>
          <table:table-cell office:value-type="string">
            <text:p>- aprendizagem no sujeito</text:p>
            <text:p>- condução da aprendizagem pelo satisfação do aluno</text:p>
            <text:p>- conformismo</text:p>
          </table:table-cell>
          <table:table-cell table:number-columns-repeated="1021"/>
        </table:table-row>
        <table:table-row table:style-name="ro7">
          <table:table-cell table:style-name="ce2" office:value-type="string">
            <text:p>Pedagogia Tecnicista</text:p>
          </table:table-cell>
          <table:table-cell table:number-columns-repeated="1023"/>
        </table:table-row>
        <table:table-row table:style-name="ro7">
          <table:table-cell table:style-name="ce2" office:value-type="string">
            <text:p>Pedagogia Libertadora</text:p>
          </table:table-cell>
          <table:table-cell table:number-columns-repeated="1023"/>
        </table:table-row>
        <table:table-row table:style-name="ro7">
          <table:table-cell table:style-name="ce2" office:value-type="string">
            <text:p>Pedagogia Libertária</text:p>
          </table:table-cell>
          <table:table-cell table:number-columns-repeated="1023"/>
        </table:table-row>
        <table:table-row table:style-name="ro2">
          <table:table-cell office:value-type="string">
            <text:p>Crítico-Social dos Conteúdos</text:p>
          </table:table-cell>
          <table:table-cell table:number-columns-repeated="102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ilha2" table:style-name="ta1">
        <table:table-column table:style-name="co7" table:default-cell-style-name="Default"/>
        <table:table-row table:style-name="ro4">
          <table:table-cell/>
        </table:table-row>
      </table:table>
      <table:table table:name="Planilha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29T17:44:16</meta:creation-date>
    <dc:date>2014-09-16T15:19:17</dc:date>
    <dc:creator>ska </dc:creator>
    <meta:editing-duration>PT8M39S</meta:editing-duration>
    <meta:editing-cycles>5</meta:editing-cycles>
    <meta:generator>LibreOffice/3.5$Linux_x86 LibreOffice_project/350m1$Build-2</meta:generator>
    <meta:document-statistic meta:table-count="3" meta:cell-count="18" meta:object-count="0"/>
  </office:meta>
</office:document-meta>
</file>